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5A888CE0C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245cm" fo:margin-left="-0.877cm" fo:margin-right="-0.669cm" fo:break-before="page" table:align="margins"/>
    </style:style>
    <style:style style:name="Table1.A" style:family="table-column">
      <style:table-column-properties style:column-width="5.389cm" style:rel-column-width="3055*"/>
    </style:style>
    <style:style style:name="Table1.B" style:family="table-column">
      <style:table-column-properties style:column-width="5.443cm" style:rel-column-width="3086*"/>
    </style:style>
    <style:style style:name="Table1.C" style:family="table-column">
      <style:table-column-properties style:column-width="2.662cm" style:rel-column-width="1509*"/>
    </style:style>
    <style:style style:name="Table1.D" style:family="table-column">
      <style:table-column-properties style:column-width="2.782cm" style:rel-column-width="1577*"/>
    </style:style>
    <style:style style:name="Table1.E" style:family="table-column">
      <style:table-column-properties style:column-width="5.339cm" style:rel-column-width="3027*"/>
    </style:style>
    <style:style style:name="Table1.F" style:family="table-column">
      <style:table-column-properties style:column-width="5.63cm" style:rel-column-width="319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2" style:family="table-row">
      <style:table-row-properties style:min-row-height="6.131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666666" style:font-name="Arial" fo:font-size="10pt" style:font-size-asian="10pt" style:font-size-complex="10pt"/>
    </style:style>
    <style:style style:name="P6" style:family="paragraph" style:parent-style-name="Table_20_Contents">
      <style:text-properties fo:color="#666666" style:font-name="Arial" fo:font-size="10pt" style:font-size-asian="10pt" style:font-size-complex="10pt"/>
    </style:style>
    <style:style style:name="P7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color="#000000"/>
    </style:style>
    <style:style style:name="P9" style:family="paragraph" style:parent-style-name="Table_20_Contents">
      <style:text-properties fo:color="#000000" style:font-name="Arial" fo:font-size="10pt" style:font-size-asian="10pt" style:font-size-complex="10pt"/>
    </style:style>
    <style:style style:name="P10" style:family="paragraph" style:parent-style-name="Table_20_Contents"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color="#000000" style:font-name="Arial" fo:font-size="10pt" style:text-underline-style="none" fo:font-weight="normal" fo:background-color="#ffff00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fo:color="#000000" style:font-name="Arial" fo:font-size="10pt" style:font-size-asian="10pt" style:font-size-complex="10pt"/>
    </style:style>
    <style:style style:name="P13" style:family="paragraph" style:parent-style-name="Table_20_Contents">
      <style:text-properties fo:color="#000000" style:text-underline-style="none" fo:font-weight="normal" style:font-weight-asian="normal" style:font-weight-complex="normal"/>
    </style:style>
    <style:style style:name="P14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0000" style:font-name="Arial" fo:font-size="10pt" style:font-size-asian="10pt" style:font-size-complex="10pt"/>
    </style:style>
    <style:style style:name="T2" style:family="text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4">Problem</text:p>
            <text:p text:style-name="P9"/>
            <text:p text:style-name="P8"><text:span text:style-name="T3">Ideas and insight occur all over the organisation, but it can be difficult to translate them into action.</text:span></text:p>
            <text:p text:style-name="P8"><text:span text:style-name="T3"/></text:p>
            <text:p text:style-name="P8"><text:span text:style-name="T3">SES are keen to support innovation, but it is difficult to evaluate a volume of ideas if they are excessively detailed or if important aspects have not been considered.</text:span></text:p>
            <text:p text:style-name="P8"><text:span text:style-name="T3"/></text:p>
            <text:p text:style-name="P8"><text:span text:style-name="T3">The tools that the venture capital industry uses to producing compact expressive business models are designed around a commercial context (e.g. Business Model Canvas, Lean Canvas). They are only a partial fit for public sector initiatives.</text:span></text:p>
          </table:table-cell>
          <table:table-cell table:style-name="Table1.A1" office:value-type="string">
            <text:p text:style-name="P4">Solution</text:p>
            <text:p text:style-name="Table_20_Contents"/>
            <text:p text:style-name="P9">Develop a product (canvas)<text:span text:style-name="T5"> that can</text:span> represent all the important aspects of an administrative initiative on a single page.</text:p>
            <text:p text:style-name="P9"/>
            <text:p text:style-name="P8"><text:span text:style-name="T3">This will be similar to the various commercial “canvas” tools, except modified for an Australian Government context. <text:s/></text:span></text:p>
            <text:p text:style-name="P8"><text:span text:style-name="T3"/></text:p>
          </table:table-cell>
          <table:table-cell table:style-name="Table1.A1" table:number-rows-spanned="2" table:number-columns-spanned="2" office:value-type="string">
            <text:p text:style-name="P4">Value Proposition</text:p>
            <text:p text:style-name="Table_20_Contents"/>
            <text:p text:style-name="P5">What is the compelling justification for this initiative?</text:p>
            <text:p text:style-name="P5"/>
            <text:p text:style-name="P5">How does it relate to existing policy or strategy at the Branch, Division, Agency or Government level?</text:p>
          </table:table-cell>
          <table:covered-table-cell/>
          <table:table-cell table:style-name="Table1.A1" office:value-type="string">
            <text:p text:style-name="P4">National Significance </text:p>
            <text:p text:style-name="P5"/>
            <text:p text:style-name="P9">There is no central home to innovation, it's all of our responsibility. We needed this for ourselves, so we made it.</text:p>
            <text:p text:style-name="P9"/>
            <text:p text:style-name="P9">If others find it useful then great, let's work together to improve it.</text:p>
            <text:p text:style-name="P9"/>
          </table:table-cell>
          <table:table-cell table:style-name="Table1.F1" table:number-rows-spanned="2" office:value-type="string">
            <text:p text:style-name="P4">Stakeholders</text:p>
            <text:p text:style-name="P3"/>
            <text:p text:style-name="P10">APS staff, with ideas about potential initiatives, which they wish to articulate to an Executive audience.</text:p>
            <text:p text:style-name="P10"/>
            <text:p text:style-name="P10">EL staff, who wish to maximise their team's opportunities <text:s/>to have an impact on the organisation.</text:p>
            <text:p text:style-name="P10"/>
            <text:p text:style-name="P10">SES staff, who need to select the “best next investment” from limited resources.</text:p>
            <text:p text:style-name="P7"/>
          </table:table-cell>
        </table:table-row>
        <table:table-row table:style-name="Table1.2">
          <table:covered-table-cell/>
          <table:table-cell table:style-name="Table1.B2" office:value-type="string">
            <text:p text:style-name="P4">Metrics</text:p>
            <text:p text:style-name="P13"/>
            <text:p text:style-name="P8"><text:span text:style-name="T4">SES Attitudinal surveys (willing to try it? find it useful? incorporate it into governance? recommend it to colleagues?). Initial attitudinal surveys could be conducted promptly.</text:span></text:p>
            <text:p text:style-name="P10"/>
            <text:p text:style-name="P11">How to measure APS Adoption?</text:p>
            <text:p text:style-name="P10">If successful, APS adoption should be evident by Christmas 2016.</text:p>
          </table:table-cell>
          <table:covered-table-cell/>
          <table:covered-table-cell/>
          <table:table-cell table:style-name="Table1.B2" office:value-type="string">
            <text:p text:style-name="P4">Delivery Channels</text:p>
            <text:p text:style-name="P9"/>
            <text:p text:style-name="P9">Open/public collaboration via GitHub (documentation, tickets, etc).</text:p>
            <text:p text:style-name="P9"/>
            <text:p text:style-name="P9">Publish to community sites such as <text:a xlink:type="simple" xlink:href="http://thetoolkitproject.com/" text:style-name="Internet_20_link" text:visited-style-name="Visited_20_Internet_20_Link">http://thetoolkitproject.com/</text:a> for exposure to business modelling expertise.</text:p>
            <text:p text:style-name="P9"/>
            <text:p text:style-name="Table_20_Contents"><text:span text:style-name="T1">Informal community of practice via APS professional network. </text:span></text:p>
          </table:table-cell>
          <table:covered-table-cell/>
        </table:table-row>
        <table:table-row>
          <table:table-cell table:style-name="Table1.B2" table:number-columns-spanned="3" office:value-type="string">
            <text:p text:style-name="P4">Cost Structure</text:p>
            <text:p text:style-name="P8"/>
            <text:p text:style-name="P9">The initial development was an operational expedience, while grooming a backlog of initiatives as part of a business planning exercise with Parks Australia.</text:p>
            <text:p text:style-name="P9"/>
            <text:p text:style-name="P8"><text:span text:style-name="T3">A few hours in-house refinement brought it to the point where it could be socialised more widely. No capital funds were expended or will be required.</text:span></text:p>
          </table:table-cell>
          <table:covered-table-cell/>
          <table:covered-table-cell/>
          <table:table-cell table:style-name="Table1.D3" table:number-columns-spanned="3" office:value-type="string">
            <text:p text:style-name="P4">Affordability</text:p>
            <text:p text:style-name="P9"/>
            <text:p text:style-name="P9">Innovation requires time and effort, with or without tools such as this canvas. The product itself does not require any operational budget to be shared and used widely. </text:p>
            <text:p text:style-name="P9"/>
            <text:p text:style-name="P9">Time spent socialising, supporting, refining and using the tool is ongoing work that is resourced through the ITB Digital Innovation Section.</text:p>
          </table:table-cell>
          <table:covered-table-cell/>
          <table:covered-table-cell/>
        </table:table-row>
      </table:table>
      <text:h text:style-name="P1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M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9.7cm" fo:page-height="21.001cm" style:num-format="1" style:print-orientation="landscape" fo:margin-top="1.037cm" fo:margin-bottom="0.66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192cm" fo:margin-left="0cm" fo:margin-right="0.004cm" fo:margin-bottom="0.499cm"/>
      </style:header-style>
      <style:footer-style>
        <style:header-footer-properties svg:height="1.226cm" fo:margin-left="0cm" fo:margin-right="0.002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857cm" svg:y="-0.413cm" svg:width="5.265cm" svg:height="1.351cm" draw:z-index="0"><draw:image xlink:href="Pictures/100002010000015E0000005A888CE0C8.png" xlink:type="simple" xlink:show="embed" xlink:actuate="onLoad"/></draw:frame>Administrative Initiative Canvas</text:p>
      </style:header>
      <style:footer>
        <text:p text:style-name="MP2">Team Contact(s)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ough</meta:initial-creator>
    <meta:creation-date>2016-06-03T10:54:31</meta:creation-date>
    <dc:date>2016-06-07T22:32:35</dc:date>
    <dc:creator>Chris Gough</dc:creator>
    <meta:editing-duration>P2DT16H4M44S</meta:editing-duration>
    <meta:editing-cycles>20</meta:editing-cycles>
    <meta:generator>OpenOffice/4.1.2$Unix OpenOffice.org_project/412m3$Build-9782</meta:generator>
    <meta:document-statistic meta:table-count="1" meta:image-count="1" meta:object-count="0" meta:page-count="1" meta:paragraph-count="33" meta:word-count="407" meta:character-count="2668"/>
  </office:meta>
</office:document-meta>
</file>